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2" style:family="paragraph" style:parent-style-name="Preformatted_20_Text">
      <style:text-properties fo:color="#000000" style:font-name="Purisa" fo:font-size="10pt" style:text-underline-style="none" fo:font-weight="bold" officeooo:rsid="001461d0" officeooo:paragraph-rsid="001461d0" style:font-size-asian="8.75pt" style:font-weight-asian="bold" style:font-size-complex="10pt" style:font-weight-complex="bold"/>
    </style:style>
    <style:style style:name="P3" style:family="paragraph" style:parent-style-name="Preformatted_20_Text">
      <style:text-properties fo:color="#000000" style:font-name="Purisa" fo:font-size="10pt" style:text-underline-style="none" fo:font-weight="bold" officeooo:rsid="00150b3f" officeooo:paragraph-rsid="00150b3f" style:font-size-asian="8.75pt" style:font-weight-asian="bold" style:font-size-complex="10pt" style:font-weight-complex="bold"/>
    </style:style>
    <style:style style:name="P4" style:family="paragraph" style:parent-style-name="Preformatted_20_Text">
      <style:text-properties fo:color="#000000" style:font-name="Purisa" fo:font-size="10pt" style:text-underline-style="none" fo:font-weight="bold" officeooo:rsid="00164a6b" officeooo:paragraph-rsid="00164a6b" style:font-size-asian="8.75pt" style:font-weight-asian="bold" style:font-size-complex="10pt" style:font-weight-complex="bold"/>
    </style:style>
    <style:style style:name="P5" style:family="paragraph" style:parent-style-name="Preformatted_20_Text">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6" style:family="paragraph" style:parent-style-name="Preformatted_20_Text">
      <style:text-properties fo:color="#000000" style:font-name="Purisa" fo:font-size="10pt" style:text-underline-style="none" fo:font-weight="bold" officeooo:rsid="00193c87" officeooo:paragraph-rsid="00193c87" style:font-size-asian="8.75pt" style:font-weight-asian="bold" style:font-size-complex="10pt" style:font-weight-complex="bold"/>
    </style:style>
    <style:style style:name="P7" style:family="paragraph" style:parent-style-name="Standard">
      <style:text-properties fo:color="#000000" style:font-name="Purisa" fo:font-size="24pt" style:text-underline-style="none" fo:font-weight="bold" officeooo:rsid="00232950" officeooo:paragraph-rsid="0012bb54" style:font-size-asian="21pt" style:font-weight-asian="bold" style:font-size-complex="24pt" style:font-weight-complex="bold"/>
    </style:style>
    <style:style style:name="P8" style:family="paragraph" style:parent-style-name="Standard">
      <style:text-properties fo:color="#000000" style:font-name="Purisa" fo:font-size="10pt" style:text-underline-style="none" fo:font-weight="bold" officeooo:rsid="00232950" officeooo:paragraph-rsid="0012bb54" style:font-size-asian="8.75pt" style:font-weight-asian="bold" style:font-size-complex="10pt" style:font-weight-complex="bold"/>
    </style:style>
    <style:style style:name="P9" style:family="paragraph" style:parent-style-name="Standard">
      <style:text-properties fo:color="#000000" style:font-name="Purisa" fo:font-size="10pt" style:text-underline-style="none" fo:font-weight="bold" officeooo:rsid="0012bb54" officeooo:paragraph-rsid="0012bb54" style:font-size-asian="8.75pt" style:font-weight-asian="bold" style:font-size-complex="10pt" style:font-weight-complex="bold"/>
    </style:style>
    <style:style style:name="P10" style:family="paragraph" style:parent-style-name="Standard">
      <style:text-properties fo:color="#000000" style:font-name="Purisa" fo:font-size="10pt" style:text-underline-style="none" fo:font-weight="bold" officeooo:rsid="00180fed" officeooo:paragraph-rsid="00180fed" style:font-size-asian="8.75pt" style:font-weight-asian="bold" style:font-size-complex="10pt" style:font-weight-complex="bold"/>
    </style:style>
    <style:style style:name="P11" style:family="paragraph" style:parent-style-name="Standard">
      <style:text-properties fo:color="#000000" style:font-name="Purisa" fo:font-size="10pt" fo:language="it" fo:country="IT" style:text-underline-style="none" fo:font-weight="bold" officeooo:rsid="00180fed" officeooo:paragraph-rsid="00180fed" style:font-size-asian="8.75pt" style:font-weight-asian="bold" style:font-size-complex="10pt" style:font-weight-complex="bold"/>
    </style:style>
    <style:style style:name="P12" style:family="paragraph" style:parent-style-name="Standard">
      <style:text-properties fo:color="#000000" style:font-name="Purisa" fo:font-size="10pt" fo:language="it" fo:country="IT" style:text-underline-style="none" fo:font-weight="bold" officeooo:rsid="00193c87" officeooo:paragraph-rsid="00193c87" style:font-size-asian="8.75pt" style:font-weight-asian="bold" style:font-size-complex="10pt" style:font-weight-complex="bold"/>
    </style:style>
    <style:style style:name="P13" style:family="paragraph" style:parent-style-name="Preformatted_20_Text">
      <style:text-properties fo:color="#000000" style:font-name="Purisa" fo:font-size="10pt" style:text-underline-style="none" fo:font-weight="bold" officeooo:rsid="0012bb54" officeooo:paragraph-rsid="00164a6b" style:font-size-asian="8.75pt" style:font-weight-asian="bold" style:font-size-complex="10pt" style:font-weight-complex="bold"/>
    </style:style>
    <style:style style:name="T1" style:family="text">
      <style:text-properties fo:color="#ff3333"/>
    </style:style>
    <style:style style:name="T2" style:family="text">
      <style:text-properties fo:color="#ff3333" style:text-underline-style="solid" style:text-underline-width="auto" style:text-underline-color="font-color"/>
    </style:style>
    <style:style style:name="T3" style:family="text">
      <style:text-properties fo:color="#ff3333" style:text-underline-style="solid" style:text-underline-width="auto" style:text-underline-color="font-color" fo:background-color="#ff99ff" loext:char-shading-value="0"/>
    </style:style>
    <style:style style:name="T4" style:family="text">
      <style:text-properties fo:color="#ff3333" style:text-underline-style="solid" style:text-underline-width="auto" style:text-underline-color="font-color" fo:font-weight="normal" fo:background-color="#ff99ff" loext:char-shading-value="0" style:font-weight-asian="normal" style:font-weight-complex="normal"/>
    </style:style>
    <style:style style:name="T5" style:family="text">
      <style:text-properties fo:color="#ff3333" style:text-underline-style="solid" style:text-underline-width="auto" style:text-underline-color="font-color" fo:background-color="#ffffcc" loext:char-shading-value="0"/>
    </style:style>
    <style:style style:name="T6" style:family="text">
      <style:text-properties fo:color="#ff3333" style:text-underline-style="solid" style:text-underline-width="auto" style:text-underline-color="font-color" fo:background-color="#ccff66" loext:char-shading-value="0"/>
    </style:style>
    <style:style style:name="T7" style:family="text">
      <style:text-properties fo:color="#ff3333" style:text-underline-style="solid" style:text-underline-width="auto" style:text-underline-color="font-color" fo:background-color="#ff33ff" loext:char-shading-value="0"/>
    </style:style>
    <style:style style:name="T8" style:family="text">
      <style:text-properties fo:color="#ff3333" fo:font-style="normal" style:text-underline-style="solid" style:text-underline-width="auto" style:text-underline-color="font-color" style:font-style-asian="normal" style:font-style-complex="normal"/>
    </style:style>
    <style:style style:name="T9" style:family="text">
      <style:text-properties fo:color="#ff3333" fo:font-style="normal" style:text-underline-style="solid" style:text-underline-width="auto" style:text-underline-color="font-color" fo:background-color="#ff99ff" loext:char-shading-value="0" style:font-style-asian="normal" style:font-style-complex="normal"/>
    </style:style>
    <style:style style:name="T10" style:family="text">
      <style:text-properties fo:color="#ff3333" fo:font-style="normal" style:text-underline-style="solid" style:text-underline-width="auto" style:text-underline-color="font-color" fo:font-weight="normal" fo:background-color="#ff99ff" loext:char-shading-value="0" style:font-style-asian="normal" style:font-weight-asian="normal" style:font-style-complex="normal" style:font-weight-complex="normal"/>
    </style:style>
    <style:style style:name="T11" style:family="text">
      <style:text-properties fo:color="#ff3333" fo:font-style="normal" style:font-style-asian="normal" style:font-style-complex="normal"/>
    </style:style>
    <style:style style:name="T12" style:family="text">
      <style:text-properties fo:color="#ff3333" fo:language="it" fo:country="IT" style:text-underline-style="solid" style:text-underline-width="auto" style:text-underline-color="font-color"/>
    </style:style>
    <style:style style:name="T13" style:family="text">
      <style:text-properties fo:color="#ff3333" fo:background-color="#ffffcc" loext:char-shading-value="0"/>
    </style:style>
    <style:style style:name="T14" style:family="text">
      <style:text-properties officeooo:rsid="001461d0"/>
    </style:style>
    <style:style style:name="T15" style:family="text">
      <style:text-properties officeooo:rsid="00150b3f"/>
    </style:style>
    <style:style style:name="T16" style:family="text">
      <style:text-properties fo:language="it" fo:country="IT"/>
    </style:style>
    <style:style style:name="T17" style:family="text">
      <style:text-properties fo:language="it" fo:country="IT" officeooo:rsid="00193c87"/>
    </style:style>
    <style:style style:name="T18" style:family="text">
      <style:text-properties officeooo:rsid="0019adc3"/>
    </style:style>
    <style:style style:name="T19" style:family="text">
      <style:text-properties fo:background-color="#ff99ff" loext:char-shading-value="0"/>
    </style:style>
    <style:style style:name="T20" style:family="text">
      <style:text-properties fo:background-color="#ffffcc" loext:char-shading-value="0"/>
    </style:style>
    <style:style style:name="T21" style:family="text">
      <style:text-properties fo:background-color="#ccff66" loext:char-shading-value="0"/>
    </style:style>
    <style:style style:name="T22" style:family="text">
      <style:text-properties officeooo:rsid="001a18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tus</text:p>
      <text:p text:style-name="P8"/>
      <text:p text:style-name="P9">Antica incarnazione delle energie del caos che hanno modellato le terre di Draenor, Tectus è stato corrotto e schiavizzato dai folli Orchi Pallidi, i quali a loro volta riescono a malapena a tenere sotto controllo questa imponente forza della natura.</text:p>
      <text:p text:style-name="P9">Tectus non piò essere ucciso con mezzi normali. Egli accumula energia canalizzando <text:span text:style-name="T3">SCONVOLGIMENTO TETTONIC</text:span><text:span text:style-name="T9">O</text:span><text:span text:style-name="T11"> </text:span>finché non raggiunge 100 energia. Azzerare la salute di Tectus prima della fine dello sconvolgimento tettonico lo spezza in due frammenti di Tectus; altrimenti Tectus si cura e ricomincia ad accumulare energia.</text:p>
      <text:p text:style-name="P9">Quando un frammento si rompe, si divide in quattro <text:span text:style-name="T15">granuli</text:span> di Tectus. Per sconfiggere questo boss si devono uccidere tutti gli 8 granuli.</text:p>
      <text:p text:style-name="P9"/>
      <text:p text:style-name="P1"><text:bookmark text:name="tw-target-text"/>Durante la prima parte quando Tectus è ancora a piena vita, ci saranno anche un paio di add che vengono a infastidire il raid. Una volta che si divide, gli add non si riproducono più. <text:span text:style-name="T14">Gli add devono essere tauntati dai tank e portati lontano dal raid.</text:span></text:p>
      <text:p text:style-name="P2">Il primo add ad essere summonato è il <text:span text:style-name="T5">PLASMATORE DELLA TERRA</text:span><text:span text:style-name="T13"> </text:span><text:span text:style-name="T5">TORCINOTTE</text:span> che ha tre abilità (le prime due riguardano i tank):</text:p>
      <text:p text:style-name="P2">- <text:span text:style-name="T6">DONO DELLA TERRA</text:span><text:span text:style-name="T21">:</text:span> crea un vortice turbinante di terra nel tentativo di potenziare Tectus. Se il vortice lo raggiunge, Tectus ottiene 10 accumuli di Accrescimento. I personaggi possono intercettare il vortice, subendo <text:span text:style-name="T18">254</text:span>.<text:span text:style-name="T18">500</text:span> danni fisici e l'effetto pietrificazione.</text:p>
      <text:p text:style-name="P2">- <text:span text:style-name="T6">PIETRIFICAZIONE</text:span><text:span text:style-name="T21">:</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2">- <text:span text:style-name="T6">DARDO TERRESTRE</text:span><text:span text:style-name="T21">:</text:span> dei dardi terrestri escono dal terreno, infliggendo 128.749 danni natura a tutti i nemici in un cono frontale.</text:p>
      <text:p text:style-name="P2">L'ultimo add ad essere summonato è il <text:span text:style-name="T5">BERSERKER TORCINOTTE</text:span><text:span text:style-name="T20">.</text:span> Questo add è affetto da pazzia momentanea, si dimentica del suo bersaglio, azzera tutta la sua minaccia e si scaglia contro un personaggio casuale. Il berserker infligge <text:span text:style-name="T18">74</text:span>.<text:span text:style-name="T18">000</text:span> danni fisici ai bersagli lungo la traiettoria dell'assalto.</text:p>
      <text:p text:style-name="P3">Tutte le meccaniche del combattimento che andiamo a vedere possono essere applicate sia a Tectus, sia ai suoi frammenti che ai suoi granuli.</text:p>
      <text:p text:style-name="P3">Tectus è invincibile finché è sotto l'effetto della <text:span text:style-name="T3">MONTAGNA VIVENTE</text:span>. Egli riceve periodicamente dell'energia, sempre più velocemente man mano che la sua salute scende. Il potere della Montagna Vivente si consuma quando Tectus canalizza <text:span text:style-name="T3">SCONVOLGIMENTO TETTONICO</text:span>, diventando vulnerabile (viene <text:soft-page-break/>canalizzato quando il boss raggiunge 100 energia). Questo sconvolgimento è essenzialmente un grande terremoto che colpisce tutto il raid con delle onde sismiche, ciascuna delle quali infligge <text:span text:style-name="T18">30</text:span>.<text:span text:style-name="T18">000</text:span> danni natura a tutti i personaggi. Se la salute di Tectus si azzera durante Sconvolgimento Tettonico, il boss si frantumerà.</text:p>
      <text:p text:style-name="P4">Un altra abilità è la <text:span text:style-name="T3">NUBE CRISTALLINA:</text:span> crea una nuvola di lame cristalline che si muove verso il bersaglio. I personaggi che entrano nella nuvola subiscono <text:span text:style-name="T18">55</text:span>.<text:span text:style-name="T18">000</text:span> danni fisici ogni secondo nell'area d'effetto (fate attenzione a spostarvi velocemente da questa nube o gli healer dovranno curarvi come dei matti!).</text:p>
      <text:p text:style-name="P4">Dopo la nube arriverà la <text:span text:style-name="T3">FRATTURA</text:span><text:span text:style-name="T19">:</text:span> qui Tectus fa emergere dalla terra degli aculei che infliggono <text:span text:style-name="T18">125</text:span>.<text:span text:style-name="T18">000</text:span> danni natura ai personaggi nell'area dell'effetto, respingendli indietro. (Guardare dove si mettono i piedi!)</text:p>
      <text:p text:style-name="P4">Ultima ma non meno importante abbiamo il <text:span text:style-name="T3">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5">C'è anche <text:span text:style-name="T3">ACCRESCIMENTO</text:span><text:span text:style-name="T19">,</text:span> <text:span text:style-name="T22">con</text:span> questa abilità Tectus assorbe periodicamente la terra nel suo corpo, aumentando i danni inflitti del 5%. Si accumula. Per rimuovere gli accumuli basta infliggergli danno.</text:p>
      <text:p text:style-name="P10"><text:bookmark text:name="result_box"/><text:span text:style-name="T16">Dopo di che, </text:span><text:span text:style-name="T17">una volta ucciso Tectus, si devono </text:span><text:span text:style-name="T16">fare i conti con i 2 frammenti. Dato che i granelli non sembrano avere molta salute </text:span><text:span text:style-name="T17">(in</text:span><text:span text:style-name="T16"> beta</text:span><text:span text:style-name="T17">)</text:span><text:span text:style-name="T16">, </text:span><text:span text:style-name="T17">i </text:span><text:span text:style-name="T16">gruppi </text:span><text:span text:style-name="T17">devono killare velocemente i </text:span><text:span text:style-name="T16">due frammenti allo stesso tempo e poi </text:span><text:span text:style-name="T17">dedicarsi a</text:span><text:span text:style-name="T16">gli </text:span><text:span text:style-name="T17">altri</text:span><text:span text:style-name="T16"> granelli. </text:span><text:span text:style-name="T17">L</text:span><text:span text:style-name="T16">'unica parte pericolosa qui è solo di evitare due di tutto </text:span><text:span text:style-name="T17">(fa due abilità per tipo quindi 2 pilastri della terra, 2 nube cristallina, ecc..)</text:span><text:span text:style-name="T16">. </text:span><text:span text:style-name="T17">Spostarsi rapidamente. </text:span></text:p>
      <text:p text:style-name="P11"/>
      <text:p text:style-name="P12">RICORDA:</text:p>
      <text:p text:style-name="P12">I tank devono affrontare i Plasmatori della Terra Torcinotte lontano dagli altri personaggi per ridurre al minimo i danni inflitti da <text:span text:style-name="T2">DARDO TERRESTRE</text:span>. Hanno il compito di intercettare <text:span text:style-name="T2">DONO DELLA TERRA</text:span> quando non stanno combattendo contro Tectus e devono spostarsi velocemente dal terreno prima dell'eruzione di un <text:span text:style-name="T2">PILASTRO DI TERRA</text:span></text:p>
      <text:p text:style-name="P6">I curatori durante <text:span text:style-name="T2">SCONVOLGIMENTO TETTONICO</text:span> devono usare cure aoe perché tutto il gruppo d'istanza subisce ingenti danni e anche loro devono spostarsi dal terreno che trema prima dell'eruzione di un <text:span text:style-name="T2">PILASTRO DI TERRA.</text:span></text:p>
      <text:p text:style-name="P6">I dps <text:span text:style-name="T16">devono azzerare la salute di Tectus prima della fine di </text:span><text:span text:style-name="T12">SCONVOLGIMENTO TETTONICO </text:span><text:span text:style-name="T16">e devono spostarsi velocemente dal terreno prima dell'eruzione di un </text:span><text:span text:style-name="T12">PILASTRO DI TERRA</text:span><text:span text:style-name="T16">.</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8T15:49:24.478778120</meta:creation-date>
    <dc:date>2014-11-11T21:38:47.003813298</dc:date>
    <meta:editing-duration>PT43M42S</meta:editing-duration>
    <meta:editing-cycles>3</meta:editing-cycles>
    <meta:generator>LibreOffice/4.3.3.1.0$Linux_X86_64 LibreOffice_project/430m0$Build-1</meta:generator>
    <meta:document-statistic meta:table-count="0" meta:image-count="0" meta:object-count="0" meta:page-count="2" meta:paragraph-count="21" meta:word-count="777" meta:character-count="5022" meta:non-whitespace-character-count="4264"/>
  </office:meta>
</office:document-meta>
</file>